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fo:border-bottom="0.018cm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office:value-type="string">
            <text:p>Xi*Yi</text:p>
          </table:table-cell>
          <table:table-cell office:value-type="string">
            <text:p>Xi2</text:p>
          </table:table-cell>
          <table:table-cell office:value-type="string">
            <text:p>Yi2</text:p>
          </table:table-cell>
          <table:table-cell table:number-columns-repeated="4"/>
        </table:table-row>
        <table:table-row table:style-name="ro2">
          <table:table-cell office:value-type="string">
            <text:p>Estelle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formula="of:=[.B2]*[.C2]" office:value-type="float" office:value="161.28">
            <text:p>161,28</text:p>
          </table:table-cell>
          <table:table-cell table:formula="of:=PRODUCT ([.B2]*[.B2])" office:value-type="float" office:value="144">
            <text:p>144</text:p>
          </table:table-cell>
          <table:table-cell table:formula="of:=PRODUCT ([.C2]*[.C2])" office:value-type="float" office:value="180.6336">
            <text:p>180,63</text:p>
          </table:table-cell>
          <table:table-cell table:number-columns-repeated="4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formula="of:=[.B3]*[.C3]" office:value-type="float" office:value="323.96">
            <text:p>323,96</text:p>
          </table:table-cell>
          <table:table-cell table:formula="of:=PRODUCT ([.B3]*[.B3])" office:value-type="float" office:value="196">
            <text:p>196</text:p>
          </table:table-cell>
          <table:table-cell table:formula="of:=PRODUCT ([.C3]*[.C3])" office:value-type="float" office:value="535.4596">
            <text:p>535,46</text:p>
          </table:table-cell>
          <table:table-cell table:number-columns-repeated="4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formula="of:=[.B4]*[.C4]" office:value-type="float" office:value="2230.24">
            <text:p>2230,24</text:p>
          </table:table-cell>
          <table:table-cell table:formula="of:=PRODUCT ([.B4]*[.B4])" office:value-type="float" office:value="256">
            <text:p>256</text:p>
          </table:table-cell>
          <table:table-cell table:formula="of:=PRODUCT ([.C4]*[.C4])" office:value-type="float" office:value="19429.5721">
            <text:p>19429,57</text:p>
          </table:table-cell>
          <table:table-cell table:number-columns-repeated="4"/>
        </table:table-row>
        <table:table-row table:style-name="ro2">
          <table:table-cell office:value-type="string">
            <text:p>Mancor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formula="of:=[.B5]*[.C5]" office:value-type="float" office:value="397.8">
            <text:p>397,8</text:p>
          </table:table-cell>
          <table:table-cell table:formula="of:=PRODUCT ([.B5]*[.B5])" office:value-type="float" office:value="400">
            <text:p>400</text:p>
          </table:table-cell>
          <table:table-cell table:formula="of:=PRODUCT ([.C5]*[.C5])" office:value-type="float" office:value="395.6121">
            <text:p>395,61</text:p>
          </table:table-cell>
          <table:table-cell table:number-columns-repeated="4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formula="of:=[.B6]*[.C6]" office:value-type="float" office:value="379.26">
            <text:p>379,26</text:p>
          </table:table-cell>
          <table:table-cell table:formula="of:=PRODUCT ([.B6]*[.B6])" office:value-type="float" office:value="441">
            <text:p>441</text:p>
          </table:table-cell>
          <table:table-cell table:formula="of:=PRODUCT ([.C6]*[.C6])" office:value-type="float" office:value="326.1636">
            <text:p>326,16</text:p>
          </table:table-cell>
          <table:table-cell table:number-columns-repeated="4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formula="of:=[.B7]*[.C7]" office:value-type="float" office:value="448.27">
            <text:p>448,27</text:p>
          </table:table-cell>
          <table:table-cell table:formula="of:=PRODUCT ([.B7]*[.B7])" office:value-type="float" office:value="529">
            <text:p>529</text:p>
          </table:table-cell>
          <table:table-cell table:formula="of:=PRODUCT ([.C7]*[.C7])" office:value-type="float" office:value="379.8601">
            <text:p>379,86</text:p>
          </table:table-cell>
          <table:table-cell table:number-columns-repeated="4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formula="of:=[.B8]*[.C8]" office:value-type="float" office:value="207.25">
            <text:p>207,25</text:p>
          </table:table-cell>
          <table:table-cell table:formula="of:=PRODUCT ([.B8]*[.B8])" office:value-type="float" office:value="625">
            <text:p>625</text:p>
          </table:table-cell>
          <table:table-cell table:formula="of:=PRODUCT ([.C8]*[.C8])" office:value-type="float" office:value="68.7241">
            <text:p>68,72</text:p>
          </table:table-cell>
          <table:table-cell table:number-columns-repeated="4"/>
        </table:table-row>
        <table:table-row table:style-name="ro2">
          <table:table-cell office:value-type="string">
            <text:p>Lloret Vist.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formula="of:=[.B9]*[.C9]" office:value-type="float" office:value="453.44">
            <text:p>453,44</text:p>
          </table:table-cell>
          <table:table-cell table:formula="of:=PRODUCT ([.B9]*[.B9])" office:value-type="float" office:value="676">
            <text:p>676</text:p>
          </table:table-cell>
          <table:table-cell table:formula="of:=PRODUCT ([.C9]*[.C9])" office:value-type="float" office:value="304.1536">
            <text:p>304,15</text:p>
          </table:table-cell>
          <table:table-cell table:number-columns-repeated="4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formula="of:=[.B10]*[.C10]" office:value-type="float" office:value="414.99">
            <text:p>414,99</text:p>
          </table:table-cell>
          <table:table-cell table:formula="of:=PRODUCT ([.B10]*[.B10])" office:value-type="float" office:value="729">
            <text:p>729</text:p>
          </table:table-cell>
          <table:table-cell table:formula="of:=PRODUCT ([.C10]*[.C10])" office:value-type="float" office:value="236.2369">
            <text:p>236,24</text:p>
          </table:table-cell>
          <table:table-cell table:number-columns-repeated="4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formula="of:=[.B11]*[.C11]" office:value-type="float" office:value="1311.61">
            <text:p>1311,61</text:p>
          </table:table-cell>
          <table:table-cell table:formula="of:=PRODUCT ([.B11]*[.B11])" office:value-type="float" office:value="961">
            <text:p>961</text:p>
          </table:table-cell>
          <table:table-cell table:formula="of:=PRODUCT ([.C11]*[.C11])" office:value-type="float" office:value="1790.1361">
            <text:p>1790,14</text:p>
          </table:table-cell>
          <table:table-cell table:number-columns-repeated="4"/>
        </table:table-row>
        <table:table-row table:style-name="ro2">
          <table:table-cell office:value-type="string">
            <text:p>Santa Euge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formula="of:=[.B12]*[.C12]" office:value-type="float" office:value="648">
            <text:p>648</text:p>
          </table:table-cell>
          <table:table-cell table:formula="of:=PRODUCT ([.B12]*[.B12])" office:value-type="float" office:value="1024">
            <text:p>1024</text:p>
          </table:table-cell>
          <table:table-cell table:formula="of:=PRODUCT ([.C12]*[.C12])" office:value-type="float" office:value="410.0625">
            <text:p>410,06</text:p>
          </table:table-cell>
          <table:table-cell table:number-columns-repeated="4"/>
        </table:table-row>
        <table:table-row table:style-name="ro2">
          <table:table-cell office:value-type="string">
            <text:p>Deiá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formula="of:=[.B13]*[.C13]" office:value-type="float" office:value="532.35">
            <text:p>532,35</text:p>
          </table:table-cell>
          <table:table-cell table:formula="of:=PRODUCT ([.B13]*[.B13])" office:value-type="float" office:value="1225">
            <text:p>1225</text:p>
          </table:table-cell>
          <table:table-cell table:formula="of:=PRODUCT ([.C13]*[.C13])" office:value-type="float" office:value="231.3441">
            <text:p>231,34</text:p>
          </table:table-cell>
          <table:table-cell table:number-columns-repeated="4"/>
        </table:table-row>
        <table:table-row table:style-name="ro2">
          <table:table-cell office:value-type="string">
            <text:p>Mi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formula="of:=[.B14]*[.C14]" office:value-type="float" office:value="1162.54">
            <text:p>1162,54</text:p>
          </table:table-cell>
          <table:table-cell table:formula="of:=PRODUCT ([.B14]*[.B14])" office:value-type="float" office:value="1369">
            <text:p>1369</text:p>
          </table:table-cell>
          <table:table-cell table:formula="of:=PRODUCT ([.C14]*[.C14])" office:value-type="float" office:value="987.2164">
            <text:p>987,22</text:p>
          </table:table-cell>
          <table:table-cell table:number-columns-repeated="4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formula="of:=[.B15]*[.C15]" office:value-type="float" office:value="2378.7">
            <text:p>2378,7</text:p>
          </table:table-cell>
          <table:table-cell table:formula="of:=PRODUCT ([.B15]*[.B15])" office:value-type="float" office:value="2025">
            <text:p>2025</text:p>
          </table:table-cell>
          <table:table-cell table:formula="of:=PRODUCT ([.C15]*[.C15])" office:value-type="float" office:value="2794.1796">
            <text:p>2794,18</text:p>
          </table:table-cell>
          <table:table-cell table:number-columns-repeated="4"/>
        </table:table-row>
        <table:table-row table:style-name="ro2">
          <table:table-cell office:value-type="string">
            <text:p>San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formula="of:=[.B16]*[.C16]" office:value-type="float" office:value="1772.84">
            <text:p>1772,84</text:p>
          </table:table-cell>
          <table:table-cell table:formula="of:=PRODUCT ([.B16]*[.B16])" office:value-type="float" office:value="2116">
            <text:p>2116</text:p>
          </table:table-cell>
          <table:table-cell table:formula="of:=PRODUCT ([.C16]*[.C16])" office:value-type="float" office:value="1485.3316">
            <text:p>1485,33</text:p>
          </table:table-cell>
          <table:table-cell table:number-columns-repeated="4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formula="of:=[.B17]*[.C17]" office:value-type="float" office:value="1697.85">
            <text:p>1697,85</text:p>
          </table:table-cell>
          <table:table-cell table:formula="of:=PRODUCT ([.B17]*[.B17])" office:value-type="float" office:value="2401">
            <text:p>2401</text:p>
          </table:table-cell>
          <table:table-cell table:formula="of:=PRODUCT ([.C17]*[.C17])" office:value-type="float" office:value="1200.6225">
            <text:p>1200,62</text:p>
          </table:table-cell>
          <table:table-cell table:number-columns-repeated="4"/>
        </table:table-row>
        <table:table-row table:style-name="ro2">
          <table:table-cell office:value-type="string">
            <text:p>Marí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formula="of:=[.B18]*[.C18]" office:value-type="float" office:value="1617.56">
            <text:p>1617,56</text:p>
          </table:table-cell>
          <table:table-cell table:formula="of:=PRODUCT ([.B18]*[.B18])" office:value-type="float" office:value="2809">
            <text:p>2809</text:p>
          </table:table-cell>
          <table:table-cell table:formula="of:=PRODUCT ([.C18]*[.C18])" office:value-type="float" office:value="931.4704">
            <text:p>931,47</text:p>
          </table:table-cell>
          <table:table-cell table:number-columns-repeated="4"/>
        </table:table-row>
        <table:table-row table:style-name="ro2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formula="of:=[.B19]*[.C19]" office:value-type="float" office:value="2234.88">
            <text:p>2234,88</text:p>
          </table:table-cell>
          <table:table-cell table:formula="of:=PRODUCT ([.B19]*[.B19])" office:value-type="float" office:value="4096">
            <text:p>4096</text:p>
          </table:table-cell>
          <table:table-cell table:formula="of:=PRODUCT ([.C19]*[.C19])" office:value-type="float" office:value="1219.4064">
            <text:p>1219,41</text:p>
          </table:table-cell>
          <table:table-cell table:number-columns-repeated="4"/>
        </table:table-row>
        <table:table-row table:style-name="ro2">
          <table:table-cell office:value-type="string">
            <text:p>Vil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formula="of:=[.B20]*[.C20]" office:value-type="float" office:value="1677.2">
            <text:p>1677,2</text:p>
          </table:table-cell>
          <table:table-cell table:formula="of:=PRODUCT ([.B20]*[.B20])" office:value-type="float" office:value="4900">
            <text:p>4900</text:p>
          </table:table-cell>
          <table:table-cell table:formula="of:=PRODUCT ([.C20]*[.C20])" office:value-type="float" office:value="574.0816">
            <text:p>574,08</text:p>
          </table:table-cell>
          <table:table-cell table:number-columns-repeated="4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formula="of:=[.B21]*[.C21]" office:value-type="float" office:value="3090.96">
            <text:p>3090,96</text:p>
          </table:table-cell>
          <table:table-cell table:formula="of:=PRODUCT ([.B21]*[.B21])" office:value-type="float" office:value="5184">
            <text:p>5184</text:p>
          </table:table-cell>
          <table:table-cell table:formula="of:=PRODUCT ([.C21]*[.C21])" office:value-type="float" office:value="1842.9849">
            <text:p>1842,98</text:p>
          </table:table-cell>
          <table:table-cell table:number-columns-repeated="4"/>
        </table:table-row>
        <table:table-row table:style-name="ro2">
          <table:table-cell office:value-type="string">
            <text:p>Montüi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formula="of:=[.B22]*[.C22]" office:value-type="float" office:value="3002.49">
            <text:p>3002,49</text:p>
          </table:table-cell>
          <table:table-cell table:formula="of:=PRODUCT ([.B22]*[.B22])" office:value-type="float" office:value="5329">
            <text:p>5329</text:p>
          </table:table-cell>
          <table:table-cell table:formula="of:=PRODUCT ([.C22]*[.C22])" office:value-type="float" office:value="1691.6769">
            <text:p>1691,68</text:p>
          </table:table-cell>
          <table:table-cell table:number-columns-repeated="4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formula="of:=[.B23]*[.C23]" office:value-type="float" office:value="4095">
            <text:p>4095</text:p>
          </table:table-cell>
          <table:table-cell table:formula="of:=PRODUCT ([.B23]*[.B23])" office:value-type="float" office:value="7056">
            <text:p>7056</text:p>
          </table:table-cell>
          <table:table-cell table:formula="of:=PRODUCT ([.C23]*[.C23])" office:value-type="float" office:value="2376.5625">
            <text:p>2376,56</text:p>
          </table:table-cell>
          <table:table-cell table:number-columns-repeated="4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formula="of:=[.B24]*[.C24]" office:value-type="float" office:value="1233">
            <text:p>1233</text:p>
          </table:table-cell>
          <table:table-cell table:formula="of:=PRODUCT ([.B24]*[.B24])" office:value-type="float" office:value="8100">
            <text:p>8100</text:p>
          </table:table-cell>
          <table:table-cell table:formula="of:=PRODUCT ([.C24]*[.C24])" office:value-type="float" office:value="187.69">
            <text:p>187,69</text:p>
          </table:table-cell>
          <table:table-cell table:number-columns-repeated="4"/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formula="of:=[.B25]*[.C25]" office:value-type="float" office:value="6443.68">
            <text:p>6443,68</text:p>
          </table:table-cell>
          <table:table-cell table:formula="of:=PRODUCT ([.B25]*[.B25])" office:value-type="float" office:value="8464">
            <text:p>8464</text:p>
          </table:table-cell>
          <table:table-cell table:formula="of:=PRODUCT ([.C25]*[.C25])" office:value-type="float" office:value="4905.6016">
            <text:p>4905,6</text:p>
          </table:table-cell>
          <table:table-cell table:number-columns-repeated="4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formula="of:=[.B26]*[.C26]" office:value-type="float" office:value="4389.12">
            <text:p>4389,12</text:p>
          </table:table-cell>
          <table:table-cell table:formula="of:=PRODUCT ([.B26]*[.B26])" office:value-type="float" office:value="9216">
            <text:p>9216</text:p>
          </table:table-cell>
          <table:table-cell table:formula="of:=PRODUCT ([.C26]*[.C26])" office:value-type="float" office:value="2090.3184">
            <text:p>2090,32</text:p>
          </table:table-cell>
          <table:table-cell table:number-columns-repeated="4"/>
        </table:table-row>
        <table:table-row table:style-name="ro2">
          <table:table-cell office:value-type="string">
            <text:p>Esporla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formula="of:=[.B27]*[.C27]" office:value-type="float" office:value="4093.64">
            <text:p>4093,64</text:p>
          </table:table-cell>
          <table:table-cell table:formula="of:=PRODUCT ([.B27]*[.B27])" office:value-type="float" office:value="13456">
            <text:p>13456</text:p>
          </table:table-cell>
          <table:table-cell table:formula="of:=PRODUCT ([.C27]*[.C27])" office:value-type="float" office:value="1245.3841">
            <text:p>1245,38</text:p>
          </table:table-cell>
          <table:table-cell table:number-columns-repeated="4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formula="of:=[.B28]*[.C28]" office:value-type="float" office:value="1403.6">
            <text:p>1403,6</text:p>
          </table:table-cell>
          <table:table-cell table:formula="of:=PRODUCT ([.B28]*[.B28])" office:value-type="float" office:value="13456">
            <text:p>13456</text:p>
          </table:table-cell>
          <table:table-cell table:formula="of:=PRODUCT ([.C28]*[.C28])" office:value-type="float" office:value="146.41">
            <text:p>146,41</text:p>
          </table:table-cell>
          <table:table-cell table:number-columns-repeated="4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formula="of:=[.B29]*[.C29]" office:value-type="float" office:value="10414.48">
            <text:p>10414,48</text:p>
          </table:table-cell>
          <table:table-cell table:formula="of:=PRODUCT ([.B29]*[.B29])" office:value-type="float" office:value="13456">
            <text:p>13456</text:p>
          </table:table-cell>
          <table:table-cell table:formula="of:=PRODUCT ([.C29]*[.C29])" office:value-type="float" office:value="8060.4484">
            <text:p>8060,45</text:p>
          </table:table-cell>
          <table:table-cell table:number-columns-repeated="4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formula="of:=[.B30]*[.C30]" office:value-type="float" office:value="6015.24">
            <text:p>6015,24</text:p>
          </table:table-cell>
          <table:table-cell table:formula="of:=PRODUCT ([.B30]*[.B30])" office:value-type="float" office:value="15876">
            <text:p>15876</text:p>
          </table:table-cell>
          <table:table-cell table:formula="of:=PRODUCT ([.C30]*[.C30])" office:value-type="float" office:value="2279.1076">
            <text:p>2279,11</text:p>
          </table:table-cell>
          <table:table-cell table:number-columns-repeated="4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formula="of:=[.B31]*[.C31]" office:value-type="float" office:value="11773.3">
            <text:p>11773,3</text:p>
          </table:table-cell>
          <table:table-cell table:formula="of:=PRODUCT ([.B31]*[.B31])" office:value-type="float" office:value="19321">
            <text:p>19321</text:p>
          </table:table-cell>
          <table:table-cell table:formula="of:=PRODUCT ([.C31]*[.C31])" office:value-type="float" office:value="7174.09">
            <text:p>7174,09</text:p>
          </table:table-cell>
          <table:table-cell table:number-columns-repeated="4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formula="of:=[.B32]*[.C32]" office:value-type="float" office:value="5476.8">
            <text:p>5476,8</text:p>
          </table:table-cell>
          <table:table-cell table:formula="of:=PRODUCT ([.B32]*[.B32])" office:value-type="float" office:value="19600">
            <text:p>19600</text:p>
          </table:table-cell>
          <table:table-cell table:formula="of:=PRODUCT ([.C32]*[.C32])" office:value-type="float" office:value="1530.3744">
            <text:p>1530,37</text:p>
          </table:table-cell>
          <table:table-cell table:number-columns-repeated="4"/>
        </table:table-row>
        <table:table-row table:style-name="ro2">
          <table:table-cell office:value-type="string">
            <text:p>S. Joan Labrit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formula="of:=[.B33]*[.C33]" office:value-type="float" office:value="18249">
            <text:p>18249</text:p>
          </table:table-cell>
          <table:table-cell table:formula="of:=PRODUCT ([.B33]*[.B33])" office:value-type="float" office:value="22500">
            <text:p>22500</text:p>
          </table:table-cell>
          <table:table-cell table:formula="of:=PRODUCT ([.C33]*[.C33])" office:value-type="float" office:value="14801.1556">
            <text:p>14801,16</text:p>
          </table:table-cell>
          <table:table-cell table:number-columns-repeated="4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formula="of:=[.B34]*[.C34]" office:value-type="float" office:value="13731.78">
            <text:p>13731,78</text:p>
          </table:table-cell>
          <table:table-cell table:formula="of:=PRODUCT ([.B34]*[.B34])" office:value-type="float" office:value="24964">
            <text:p>24964</text:p>
          </table:table-cell>
          <table:table-cell table:formula="of:=PRODUCT ([.C34]*[.C34])" office:value-type="float" office:value="7553.3481">
            <text:p>7553,35</text:p>
          </table:table-cell>
          <table:table-cell table:number-columns-repeated="4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formula="of:=[.B35]*[.C35]" office:value-type="float" office:value="10838.76">
            <text:p>10838,76</text:p>
          </table:table-cell>
          <table:table-cell table:formula="of:=PRODUCT ([.B35]*[.B35])" office:value-type="float" office:value="26896">
            <text:p>26896</text:p>
          </table:table-cell>
          <table:table-cell table:formula="of:=PRODUCT ([.C35]*[.C35])" office:value-type="float" office:value="4367.8881">
            <text:p>4367,89</text:p>
          </table:table-cell>
          <table:table-cell table:number-columns-repeated="4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formula="of:=[.B36]*[.C36]" office:value-type="float" office:value="1923.9">
            <text:p>1923,9</text:p>
          </table:table-cell>
          <table:table-cell table:formula="of:=PRODUCT ([.B36]*[.B36])" office:value-type="float" office:value="27225">
            <text:p>27225</text:p>
          </table:table-cell>
          <table:table-cell table:formula="of:=PRODUCT ([.C36]*[.C36])" office:value-type="float" office:value="135.9556">
            <text:p>135,96</text:p>
          </table:table-cell>
          <table:table-cell table:number-columns-repeated="4"/>
        </table:table-row>
        <table:table-row table:style-name="ro2">
          <table:table-cell office:value-type="string">
            <text:p>S. Llorenç C.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formula="of:=[.B37]*[.C37]" office:value-type="float" office:value="15595.2">
            <text:p>15595,2</text:p>
          </table:table-cell>
          <table:table-cell table:formula="of:=PRODUCT ([.B37]*[.B37])" office:value-type="float" office:value="36100">
            <text:p>36100</text:p>
          </table:table-cell>
          <table:table-cell table:formula="of:=PRODUCT ([.C37]*[.C37])" office:value-type="float" office:value="6737.1264">
            <text:p>6737,13</text:p>
          </table:table-cell>
          <table:table-cell table:number-columns-repeated="4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formula="of:=[.B38]*[.C38]" office:value-type="float" office:value="26976.3">
            <text:p>26976,3</text:p>
          </table:table-cell>
          <table:table-cell table:formula="of:=PRODUCT ([.B38]*[.B38])" office:value-type="float" office:value="38025">
            <text:p>38025</text:p>
          </table:table-cell>
          <table:table-cell table:formula="of:=PRODUCT ([.C38]*[.C38])" office:value-type="float" office:value="19137.9556">
            <text:p>19137,96</text:p>
          </table:table-cell>
          <table:table-cell table:number-columns-repeated="4"/>
        </table:table-row>
        <table:table-row table:style-name="ro2">
          <table:table-cell office:value-type="string">
            <text:p>Sant Llui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formula="of:=[.B39]*[.C39]" office:value-type="float" office:value="6915.25">
            <text:p>6915,25</text:p>
          </table:table-cell>
          <table:table-cell table:formula="of:=PRODUCT ([.B39]*[.B39])" office:value-type="float" office:value="39601">
            <text:p>39601</text:p>
          </table:table-cell>
          <table:table-cell table:formula="of:=PRODUCT ([.C39]*[.C39])" office:value-type="float" office:value="1207.5625">
            <text:p>1207,56</text:p>
          </table:table-cell>
          <table:table-cell table:number-columns-repeated="4"/>
        </table:table-row>
        <table:table-row table:style-name="ro2">
          <table:table-cell office:value-type="string">
            <text:p>Sta. Marí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formula="of:=[.B40]*[.C40]" office:value-type="float" office:value="7524">
            <text:p>7524</text:p>
          </table:table-cell>
          <table:table-cell table:formula="of:=PRODUCT ([.B40]*[.B40])" office:value-type="float" office:value="40000">
            <text:p>40000</text:p>
          </table:table-cell>
          <table:table-cell table:formula="of:=PRODUCT ([.C40]*[.C40])" office:value-type="float" office:value="1415.2644">
            <text:p>1415,26</text:p>
          </table:table-cell>
          <table:table-cell table:number-columns-repeated="4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formula="of:=[.B41]*[.C41]" office:value-type="float" office:value="6728.02">
            <text:p>6728,02</text:p>
          </table:table-cell>
          <table:table-cell table:formula="of:=PRODUCT ([.B41]*[.B41])" office:value-type="float" office:value="51076">
            <text:p>51076</text:p>
          </table:table-cell>
          <table:table-cell table:formula="of:=PRODUCT ([.C41]*[.C41])" office:value-type="float" office:value="886.2529">
            <text:p>886,25</text:p>
          </table:table-cell>
          <table:table-cell table:number-columns-repeated="4"/>
        </table:table-row>
        <table:table-row table:style-name="ro2">
          <table:table-cell office:value-type="string">
            <text:p>Artá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formula="of:=[.B42]*[.C42]" office:value-type="float" office:value="34667.92">
            <text:p>34667,92</text:p>
          </table:table-cell>
          <table:table-cell table:formula="of:=PRODUCT ([.B42]*[.B42])" office:value-type="float" office:value="61504">
            <text:p>61504</text:p>
          </table:table-cell>
          <table:table-cell table:formula="of:=PRODUCT ([.C42]*[.C42])" office:value-type="float" office:value="19541.2441">
            <text:p>19541,24</text:p>
          </table:table-cell>
          <table:table-cell table:number-columns-repeated="4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formula="of:=[.B43]*[.C43]" office:value-type="float" office:value="15531.65">
            <text:p>15531,65</text:p>
          </table:table-cell>
          <table:table-cell table:formula="of:=PRODUCT ([.B43]*[.B43])" office:value-type="float" office:value="70225">
            <text:p>70225</text:p>
          </table:table-cell>
          <table:table-cell table:formula="of:=PRODUCT ([.C43]*[.C43])" office:value-type="float" office:value="3435.1321">
            <text:p>3435,13</text:p>
          </table:table-cell>
          <table:table-cell table:number-columns-repeated="4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formula="of:=[.B44]*[.C44]" office:value-type="float" office:value="35265.06">
            <text:p>35265,06</text:p>
          </table:table-cell>
          <table:table-cell table:formula="of:=PRODUCT ([.B44]*[.B44])" office:value-type="float" office:value="103041">
            <text:p>103041</text:p>
          </table:table-cell>
          <table:table-cell table:formula="of:=PRODUCT ([.C44]*[.C44])" office:value-type="float" office:value="12069.2196">
            <text:p>12069,22</text:p>
          </table:table-cell>
          <table:table-cell table:number-columns-repeated="4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formula="of:=[.B45]*[.C45]" office:value-type="float" office:value="50744.91">
            <text:p>50744,91</text:p>
          </table:table-cell>
          <table:table-cell table:formula="of:=PRODUCT ([.B45]*[.B45])" office:value-type="float" office:value="114921">
            <text:p>114921</text:p>
          </table:table-cell>
          <table:table-cell table:formula="of:=PRODUCT ([.C45]*[.C45])" office:value-type="float" office:value="22407.0961">
            <text:p>22407,1</text:p>
          </table:table-cell>
          <table:table-cell table:number-columns-repeated="4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formula="of:=[.B46]*[.C46]" office:value-type="float" office:value="16763.55">
            <text:p>16763,55</text:p>
          </table:table-cell>
          <table:table-cell table:formula="of:=PRODUCT ([.B46]*[.B46])" office:value-type="float" office:value="119025">
            <text:p>119025</text:p>
          </table:table-cell>
          <table:table-cell table:formula="of:=PRODUCT ([.C46]*[.C46])" office:value-type="float" office:value="2360.9881">
            <text:p>2360,99</text:p>
          </table:table-cell>
          <table:table-cell table:number-columns-repeated="4"/>
        </table:table-row>
        <table:table-row table:style-name="ro2">
          <table:table-cell office:value-type="string">
            <text:p>Sta.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formula="of:=[.B47]*[.C47]" office:value-type="float" office:value="32873.8">
            <text:p>32873,8</text:p>
          </table:table-cell>
          <table:table-cell table:formula="of:=PRODUCT ([.B47]*[.B47])" office:value-type="float" office:value="144400">
            <text:p>144400</text:p>
          </table:table-cell>
          <table:table-cell table:formula="of:=PRODUCT ([.C47]*[.C47])" office:value-type="float" office:value="7483.9801">
            <text:p>7483,98</text:p>
          </table:table-cell>
          <table:table-cell table:number-columns-repeated="4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formula="of:=[.B48]*[.C48]" office:value-type="float" office:value="33296">
            <text:p>33296</text:p>
          </table:table-cell>
          <table:table-cell table:formula="of:=PRODUCT ([.B48]*[.B48])" office:value-type="float" office:value="160000">
            <text:p>160000</text:p>
          </table:table-cell>
          <table:table-cell table:formula="of:=PRODUCT ([.C48]*[.C48])" office:value-type="float" office:value="6928.8976">
            <text:p>6928,9</text:p>
          </table:table-cell>
          <table:table-cell table:number-columns-repeated="4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formula="of:=[.B49]*[.C49]" office:value-type="float" office:value="24000.04">
            <text:p>24000,04</text:p>
          </table:table-cell>
          <table:table-cell table:formula="of:=PRODUCT ([.B49]*[.B49])" office:value-type="float" office:value="190969">
            <text:p>190969</text:p>
          </table:table-cell>
          <table:table-cell table:formula="of:=PRODUCT ([.C49]*[.C49])" office:value-type="float" office:value="3016.2064">
            <text:p>3016,21</text:p>
          </table:table-cell>
          <table:table-cell table:number-columns-repeated="4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formula="of:=[.B50]*[.C50]" office:value-type="float" office:value="19131.6">
            <text:p>19131,6</text:p>
          </table:table-cell>
          <table:table-cell table:formula="of:=PRODUCT ([.B50]*[.B50])" office:value-type="float" office:value="199809">
            <text:p>199809</text:p>
          </table:table-cell>
          <table:table-cell table:formula="of:=PRODUCT ([.C50]*[.C50])" office:value-type="float" office:value="1831.84">
            <text:p>1831,84</text:p>
          </table:table-cell>
          <table:table-cell table:number-columns-repeated="4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formula="of:=[.B51]*[.C51]" office:value-type="float" office:value="36575.54">
            <text:p>36575,54</text:p>
          </table:table-cell>
          <table:table-cell table:formula="of:=PRODUCT ([.B51]*[.B51])" office:value-type="float" office:value="201601">
            <text:p>201601</text:p>
          </table:table-cell>
          <table:table-cell table:formula="of:=PRODUCT ([.C51]*[.C51])" office:value-type="float" office:value="6635.7316">
            <text:p>6635,73</text:p>
          </table:table-cell>
          <table:table-cell table:number-columns-repeated="4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formula="of:=[.B52]*[.C52]" office:value-type="float" office:value="19194.56">
            <text:p>19194,56</text:p>
          </table:table-cell>
          <table:table-cell table:formula="of:=PRODUCT ([.B52]*[.B52])" office:value-type="float" office:value="203401">
            <text:p>203401</text:p>
          </table:table-cell>
          <table:table-cell table:formula="of:=PRODUCT ([.C52]*[.C52])" office:value-type="float" office:value="1811.3536">
            <text:p>1811,35</text:p>
          </table:table-cell>
          <table:table-cell table:number-columns-repeated="4"/>
        </table:table-row>
        <table:table-row table:style-name="ro2"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formula="of:=[.B53]*[.C53]" office:value-type="float" office:value="65301.78">
            <text:p>65301,78</text:p>
          </table:table-cell>
          <table:table-cell table:formula="of:=PRODUCT ([.B53]*[.B53])" office:value-type="float" office:value="273529">
            <text:p>273529</text:p>
          </table:table-cell>
          <table:table-cell table:formula="of:=PRODUCT ([.C53]*[.C53])" office:value-type="float" office:value="15590.0196">
            <text:p>15590,02</text:p>
          </table:table-cell>
          <table:table-cell table:number-columns-repeated="4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formula="of:=[.B54]*[.C54]" office:value-type="float" office:value="104420.85">
            <text:p>104420,85</text:p>
          </table:table-cell>
          <table:table-cell table:formula="of:=PRODUCT ([.B54]*[.B54])" office:value-type="float" office:value="378225">
            <text:p>378225</text:p>
          </table:table-cell>
          <table:table-cell table:formula="of:=PRODUCT ([.C54]*[.C54])" office:value-type="float" office:value="28828.6441">
            <text:p>28828,64</text:p>
          </table:table-cell>
          <table:table-cell table:number-columns-repeated="4"/>
        </table:table-row>
        <table:table-row table:style-name="ro2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formula="of:=[.B55]*[.C55]" office:value-type="float" office:value="38712.9">
            <text:p>38712,9</text:p>
          </table:table-cell>
          <table:table-cell table:formula="of:=PRODUCT ([.B55]*[.B55])" office:value-type="float" office:value="416025">
            <text:p>416025</text:p>
          </table:table-cell>
          <table:table-cell table:formula="of:=PRODUCT ([.C55]*[.C55])" office:value-type="float" office:value="3602.4004">
            <text:p>3602,4</text:p>
          </table:table-cell>
          <table:table-cell table:number-columns-repeated="4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formula="of:=[.B56]*[.C56]" office:value-type="float" office:value="99785.7">
            <text:p>99785,7</text:p>
          </table:table-cell>
          <table:table-cell table:formula="of:=PRODUCT ([.B56]*[.B56])" office:value-type="float" office:value="432964">
            <text:p>432964</text:p>
          </table:table-cell>
          <table:table-cell table:formula="of:=PRODUCT ([.C56]*[.C56])" office:value-type="float" office:value="22997.7225">
            <text:p>22997,72</text:p>
          </table:table-cell>
          <table:table-cell table:number-columns-repeated="4"/>
        </table:table-row>
        <table:table-row table:style-name="ro2">
          <table:table-cell office:value-type="string">
            <text:p>S. Antoni Port.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formula="of:=[.B57]*[.C57]" office:value-type="float" office:value="85336.4">
            <text:p>85336,4</text:p>
          </table:table-cell>
          <table:table-cell table:formula="of:=PRODUCT ([.B57]*[.B57])" office:value-type="float" office:value="452929">
            <text:p>452929</text:p>
          </table:table-cell>
          <table:table-cell table:formula="of:=PRODUCT ([.C57]*[.C57])" office:value-type="float" office:value="16078.24">
            <text:p>16078,24</text:p>
          </table:table-cell>
          <table:table-cell table:number-columns-repeated="4"/>
        </table:table-row>
        <table:table-row table:style-name="ro2">
          <table:table-cell office:value-type="string">
            <text:p>S. JosepAtal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formula="of:=[.B58]*[.C58]" office:value-type="float" office:value="113159.8">
            <text:p>113159,8</text:p>
          </table:table-cell>
          <table:table-cell table:formula="of:=PRODUCT ([.B58]*[.B58])" office:value-type="float" office:value="504100">
            <text:p>504100</text:p>
          </table:table-cell>
          <table:table-cell table:formula="of:=PRODUCT ([.C58]*[.C58])" office:value-type="float" office:value="25401.9844">
            <text:p>25401,98</text:p>
          </table:table-cell>
          <table:table-cell table:number-columns-repeated="4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formula="of:=[.B59]*[.C59]" office:value-type="float" office:value="256954.05">
            <text:p>256954,05</text:p>
          </table:table-cell>
          <table:table-cell table:formula="of:=PRODUCT ([.B59]*[.B59])" office:value-type="float" office:value="616225">
            <text:p>616225</text:p>
          </table:table-cell>
          <table:table-cell table:formula="of:=PRODUCT ([.C59]*[.C59])" office:value-type="float" office:value="107144.9289">
            <text:p>107144,93</text:p>
          </table:table-cell>
          <table:table-cell table:number-columns-repeated="4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formula="of:=[.B60]*[.C60]" office:value-type="float" office:value="50347.42">
            <text:p>50347,42</text:p>
          </table:table-cell>
          <table:table-cell table:formula="of:=PRODUCT ([.B60]*[.B60])" office:value-type="float" office:value="744769">
            <text:p>744769</text:p>
          </table:table-cell>
          <table:table-cell table:formula="of:=PRODUCT ([.C60]*[.C60])" office:value-type="float" office:value="3403.5556">
            <text:p>3403,56</text:p>
          </table:table-cell>
          <table:table-cell table:number-columns-repeated="4"/>
        </table:table-row>
        <table:table-row table:style-name="ro2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formula="of:=[.B61]*[.C61]" office:value-type="float" office:value="48689.56">
            <text:p>48689,56</text:p>
          </table:table-cell>
          <table:table-cell table:formula="of:=PRODUCT ([.B61]*[.B61])" office:value-type="float" office:value="806404">
            <text:p>806404</text:p>
          </table:table-cell>
          <table:table-cell table:formula="of:=PRODUCT ([.C61]*[.C61])" office:value-type="float" office:value="2939.8084">
            <text:p>2939,81</text:p>
          </table:table-cell>
          <table:table-cell table:number-columns-repeated="4"/>
        </table:table-row>
        <table:table-row table:style-name="ro2">
          <table:table-cell office:value-type="string">
            <text:p>Ciudadel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formula="of:=[.B62]*[.C62]" office:value-type="float" office:value="198452.1">
            <text:p>198452,1</text:p>
          </table:table-cell>
          <table:table-cell table:formula="of:=PRODUCT ([.B62]*[.B62])" office:value-type="float" office:value="1134225">
            <text:p>1134225</text:p>
          </table:table-cell>
          <table:table-cell table:formula="of:=PRODUCT ([.C62]*[.C62])" office:value-type="float" office:value="34722.5956">
            <text:p>34722,6</text:p>
          </table:table-cell>
          <table:table-cell table:number-columns-repeated="4"/>
        </table:table-row>
        <table:table-row table:style-name="ro2">
          <table:table-cell office:value-type="string">
            <text:p>Sta.Eulalia Rio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formula="of:=[.B63]*[.C63]" office:value-type="float" office:value="182299.46">
            <text:p>182299,46</text:p>
          </table:table-cell>
          <table:table-cell table:formula="of:=PRODUCT ([.B63]*[.B63])" office:value-type="float" office:value="1408969">
            <text:p>1408969</text:p>
          </table:table-cell>
          <table:table-cell table:formula="of:=PRODUCT ([.C63]*[.C63])" office:value-type="float" office:value="23586.8164">
            <text:p>23586,82</text:p>
          </table:table-cell>
          <table:table-cell table:number-columns-repeated="4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formula="of:=[.B64]*[.C64]" office:value-type="float" office:value="154118">
            <text:p>154118</text:p>
          </table:table-cell>
          <table:table-cell table:formula="of:=PRODUCT ([.B64]*[.B64])" office:value-type="float" office:value="1729225">
            <text:p>1729225</text:p>
          </table:table-cell>
          <table:table-cell table:formula="of:=PRODUCT ([.C64]*[.C64])" office:value-type="float" office:value="13735.84">
            <text:p>13735,84</text:p>
          </table:table-cell>
          <table:table-cell table:number-columns-repeated="4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formula="of:=[.B65]*[.C65]" office:value-type="float" office:value="355062.84">
            <text:p>355062,84</text:p>
          </table:table-cell>
          <table:table-cell table:formula="of:=PRODUCT ([.B65]*[.B65])" office:value-type="float" office:value="1860496">
            <text:p>1860496</text:p>
          </table:table-cell>
          <table:table-cell table:formula="of:=PRODUCT ([.C65]*[.C65])" office:value-type="float" office:value="67761.2961">
            <text:p>67761,3</text:p>
          </table:table-cell>
          <table:table-cell table:number-columns-repeated="4"/>
        </table:table-row>
        <table:table-row table:style-name="ro2">
          <table:table-cell office:value-type="string">
            <text:p>Calviá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formula="of:=[.B66]*[.C66]" office:value-type="float" office:value="301641.6">
            <text:p>301641,6</text:p>
          </table:table-cell>
          <table:table-cell table:formula="of:=PRODUCT ([.B66]*[.B66])" office:value-type="float" office:value="4326400">
            <text:p>4326400</text:p>
          </table:table-cell>
          <table:table-cell table:formula="of:=PRODUCT ([.C66]*[.C66])" office:value-type="float" office:value="21030.8004">
            <text:p>21030,8</text:p>
          </table:table-cell>
          <table:table-cell table:number-columns-repeated="4"/>
        </table:table-row>
        <table:table-row table:style-name="ro2">
          <table:table-cell office:value-type="string">
            <text:p>Ibiz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formula="of:=[.B67]*[.C67]" office:value-type="float" office:value="26446.36">
            <text:p>26446,36</text:p>
          </table:table-cell>
          <table:table-cell table:formula="of:=PRODUCT ([.B67]*[.B67])" office:value-type="float" office:value="5635876">
            <text:p>5635876</text:p>
          </table:table-cell>
          <table:table-cell table:formula="of:=PRODUCT ([.C67]*[.C67])" office:value-type="float" office:value="124.0996">
            <text:p>124,1</text:p>
          </table:table-cell>
          <table:table-cell table:number-columns-repeated="4"/>
        </table:table-row>
        <table:table-row table:style-name="ro2">
          <table:table-cell office:value-type="string">
            <text:p>Palma de Mallo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formula="of:=[.B68]*[.C68]" office:value-type="float" office:value="3033688.83">
            <text:p>3033688,83</text:p>
          </table:table-cell>
          <table:table-cell table:formula="of:=PRODUCT ([.B68]*[.B68])" office:value-type="float" office:value="211440681">
            <text:p>211440681</text:p>
          </table:table-cell>
          <table:table-cell table:formula="of:=PRODUCT ([.C68]*[.C68])" office:value-type="float" office:value="43526.4769">
            <text:p>43526,48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TAL</text:p>
          </table:table-cell>
          <table:table-cell table:style-name="ce1" table:formula="of:=SUM([.B2:.B68])" office:value-type="float" office:value="37931">
            <text:p>37931</text:p>
          </table:table-cell>
          <table:table-cell table:style-name="ce1" table:formula="of:=SUM([.C2:.C68])" office:value-type="float" office:value="4991.67">
            <text:p>4991,67</text:p>
          </table:table-cell>
          <table:table-cell table:style-name="ce1" table:formula="of:=SUM([.D2:.D68])" office:value-type="float" office:value="5622425.82">
            <text:p>5622425,82</text:p>
          </table:table-cell>
          <table:table-cell table:style-name="ce1" table:formula="of:=SUM([.E2:.E68])" office:value-type="float" office:value="234201761">
            <text:p>234201761</text:p>
          </table:table-cell>
          <table:table-cell table:style-name="ce1" table:formula="of:=SUM([.F2:.F68])" office:value-type="float" office:value="641250.3431">
            <text:p>641250,34</text:p>
          </table:table-cell>
          <table:table-cell table:number-columns-repeated="4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2" office:value-type="string">
            <text:p>Pregunta 2</text:p>
          </table:table-cell>
          <table:table-cell table:number-columns-repeated="9"/>
        </table:table-row>
        <table:table-row table:style-name="ro2">
          <table:table-cell office:value-type="string">
            <text:p>Rango:</text:p>
          </table:table-cell>
          <table:table-cell office:value-type="string">
            <text:p>X= </text:p>
          </table:table-cell>
          <table:table-cell office:value-type="string">
            <text:p>14541-12</text:p>
          </table:table-cell>
          <table:table-cell table:style-name="ce3" office:value-type="float" office:value="14529">
            <text:p>14529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Rango Intercuartilico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Ri= Q3-Q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Q3= 3/4*N</text:p>
          </table:table-cell>
          <table:table-cell office:value-type="string">
            <text:p>3/4*67</text:p>
          </table:table-cell>
          <table:table-cell office:value-type="float" office:value="50.25">
            <text:p>50,25</text:p>
          </table:table-cell>
          <table:table-cell/>
          <table:table-cell table:style-name="ce3" office:value-type="float" office:value="450">
            <text:p>450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Ri= Q3 – Q1</text:p>
          </table:table-cell>
          <table:table-cell table:style-name="ce5" office:value-type="string">
            <text:p>450-51</text:p>
          </table:table-cell>
          <table:table-cell table:style-name="ce3" office:value-type="float" office:value="399">
            <text:p>399</text:p>
          </table:table-cell>
        </table:table-row>
        <table:table-row table:style-name="ro2">
          <table:table-cell/>
          <table:table-cell office:value-type="string">
            <text:p>Q1= N/4</text:p>
          </table:table-cell>
          <table:table-cell office:value-type="string">
            <text:p>67/4</text:p>
          </table:table-cell>
          <table:table-cell office:value-type="float" office:value="16.75">
            <text:p>16,75</text:p>
          </table:table-cell>
          <table:table-cell/>
          <table:table-cell table:style-name="ce3" office:value-type="float" office:value="51">
            <text:p>51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Varianza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Sx2= sigma x2</text:p>
          </table:table-cell>
          <table:table-cell/>
          <table:table-cell office:value-type="string">
            <text:p>Sumatorio xi2/N -media x2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edia x</text:p>
          </table:table-cell>
          <table:table-cell office:value-type="string">
            <text:p>37931/ 67</text:p>
          </table:table-cell>
          <table:table-cell table:style-name="ce3" office:value-type="float" office:value="566.13">
            <text:p>566,13</text:p>
          </table:table-cell>
          <table:table-cell table:number-columns-repeated="2"/>
          <table:table-cell office:value-type="string">
            <text:p>234201761/67-320503,18=</text:p>
          </table:table-cell>
          <table:table-cell/>
          <table:table-cell table:style-name="ce3" office:value-type="float" office:value="3175045.49">
            <text:p>3175045,49</text:p>
          </table:table-cell>
          <table:table-cell table:style-name="ce5" office:value-type="string">
            <text:p>VARIANZA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Desviación Típica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>
            <text:p>Sx2= sigma x</text:p>
          </table:table-cell>
          <table:table-cell/>
          <table:table-cell office:value-type="string">
            <text:p>Raiz cuadrada de <text:s/>varianza </text:p>
          </table:table-cell>
          <table:table-cell/>
          <table:table-cell table:style-name="ce5" office:value-type="string">
            <text:p>de</text:p>
          </table:table-cell>
          <table:table-cell office:value-type="float" office:value="3175045.49">
            <text:p>3175045,49</text:p>
          </table:table-cell>
          <table:table-cell/>
          <table:table-cell table:style-name="ce3" office:value-type="float" office:value="1781.86">
            <text:p>1781,86</text:p>
          </table:table-cell>
          <table:table-cell office:value-type="string">
            <text:p>Desviación tipica</text:p>
          </table:table-cell>
        </table:table-row>
        <table:table-row table:style-name="ro2" table:number-rows-repeated="6">
          <table:table-cell table:number-columns-repeated="10"/>
        </table:table-row>
        <table:table-row table:style-name="ro2">
          <table:table-cell office:value-type="string">
            <text:p>Pregunta 3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ediana</text:p>
          </table:table-cell>
          <table:table-cell office:value-type="string">
            <text:p>Q2= N/2</text:p>
          </table:table-cell>
          <table:table-cell office:value-type="string">
            <text:p>67/2</text:p>
          </table:table-cell>
          <table:table-cell office:value-type="float" office:value="33.5">
            <text:p>33,5</text:p>
          </table:table-cell>
          <table:table-cell table:style-name="ce5" office:value-type="string">
            <text:p>158+164/2</text:p>
          </table:table-cell>
          <table:table-cell table:style-name="ce3" office:value-type="float" office:value="161">
            <text:p>161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1º quartil</text:p>
          </table:table-cell>
          <table:table-cell office:value-type="string">
            <text:p>67/4</text:p>
          </table:table-cell>
          <table:table-cell office:value-type="float" office:value="16.75">
            <text:p>16,75</text:p>
          </table:table-cell>
          <table:table-cell/>
          <table:table-cell office:value-type="string">
            <text:p>49+53/2</text:p>
          </table:table-cell>
          <table:table-cell table:style-name="ce3" office:value-type="float" office:value="51">
            <text:p>51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3º quartil</text:p>
          </table:table-cell>
          <table:table-cell office:value-type="string">
            <text:p>N*3/4</text:p>
          </table:table-cell>
          <table:table-cell office:value-type="float" office:value="50.25">
            <text:p>50,25</text:p>
          </table:table-cell>
          <table:table-cell/>
          <table:table-cell office:value-type="string">
            <text:p>449+451/2</text:p>
          </table:table-cell>
          <table:table-cell table:style-name="ce3" office:value-type="float" office:value="450">
            <text:p>450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3">
          <table:table-cell/>
          <table:table-cell office:value-type="string">
            <text:p>Rango Intercuartilico</text:p>
          </table:table-cell>
          <table:table-cell/>
          <table:table-cell office:value-type="string">
            <text:p>450-51</text:p>
          </table:table-cell>
          <table:table-cell table:style-name="ce3" office:value-type="float" office:value="399">
            <text:p>399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3">
          <table:table-cell/>
          <table:table-cell office:value-type="string">
            <text:p>Les= 3º cuartil+ 3 RIC</text:p>
          </table:table-cell>
          <table:table-cell/>
          <table:table-cell office:value-type="string">
            <text:p>450+3*399</text:p>
          </table:table-cell>
          <table:table-cell/>
          <table:table-cell table:style-name="ce3" office:value-type="float" office:value="1647">
            <text:p>164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float" office:value="599">
            <text:p>599</text:p>
          </table:table-cell>
          <table:table-cell office:value-type="string">
            <text:p>LIMITE SUPERIOR ENTRE VALORES TIPICOS Y ATIPICOS</text:p>
          </table:table-cell>
          <table:table-cell/>
        </table:table-row>
        <table:table-row table:style-name="ro3">
          <table:table-cell/>
          <table:table-cell office:value-type="string">
            <text:p>Las= 3º cuartil +1,5 RIC</text:p>
          </table:table-cell>
          <table:table-cell/>
          <table:table-cell office:value-type="string">
            <text:p>450+1,5*399</text:p>
          </table:table-cell>
          <table:table-cell/>
          <table:table-cell table:style-name="ce3" office:value-type="float" office:value="1048">
            <text:p>1048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>
            <text:p>Lai= 1º cuartil – 1,5 RIC</text:p>
          </table:table-cell>
          <table:table-cell/>
          <table:table-cell office:value-type="string">
            <text:p>51-1,5*399</text:p>
          </table:table-cell>
          <table:table-cell/>
          <table:table-cell table:style-name="ce3" office:value-type="float" office:value="-547.5">
            <text:p>-547,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float" office:value="-598.5">
            <text:p>-598,5</text:p>
          </table:table-cell>
          <table:table-cell office:value-type="string">
            <text:p>LIMITE INFERIOR ENTRE VALORES TIPICOS Y ATIPICOS</text:p>
          </table:table-cell>
          <table:table-cell/>
        </table:table-row>
        <table:table-row table:style-name="ro3">
          <table:table-cell/>
          <table:table-cell office:value-type="string">
            <text:p>Lei= 1º cuartil – 3 RIC</text:p>
          </table:table-cell>
          <table:table-cell/>
          <table:table-cell office:value-type="string">
            <text:p>51-3*399</text:p>
          </table:table-cell>
          <table:table-cell/>
          <table:table-cell table:style-name="ce3" office:value-type="float" office:value="-1146">
            <text:p>-1146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Valores extremos</text:p>
          </table:table-cell>
          <table:table-cell/>
          <table:table-cell office:value-type="string">
            <text:p>2080, 2374, 1454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máximo extremo 14541</text:p>
          </table:table-cell>
          <table:table-cell table:number-columns-repeated="3"/>
          <table:table-cell office:value-type="string">
            <text:p>Valores atípicos</text:p>
          </table:table-cell>
          <table:table-cell/>
          <table:table-cell office:value-type="string">
            <text:p>1065, 1187, 1315, 136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mínimo extremo 12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Pregunta 4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>
            <text:p>Media </text:p>
          </table:table-cell>
          <table:table-cell table:style-name="ce4" office:value-type="string">
            <text:p>Sumatorio xifi</text:p>
          </table:table-cell>
          <table:table-cell/>
          <table:table-cell office:value-type="string">
            <text:p>4991,67/67</text:p>
          </table:table-cell>
          <table:table-cell table:style-name="ce3" office:value-type="float" office:value="74.5">
            <text:p>74,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>
            <text:p>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>
            <text:p>Varianza</text:p>
          </table:table-cell>
          <table:table-cell table:style-name="ce3" table:formula="of:=VARP([.C2:.C68])" office:value-type="float" office:value="4020.27257714413">
            <text:p>4020,27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Desviación tipica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office:value-type="string">
            <text:p>Sy=Sigma y</text:p>
          </table:table-cell>
          <table:table-cell office:value-type="string">
            <text:p>Raiz cuadrado de la varianza </text:p>
          </table:table-cell>
          <table:table-cell table:number-columns-repeated="2"/>
          <table:table-cell table:style-name="ce3" office:value-type="float" office:value="63.4">
            <text:p>63,4</text:p>
          </table:table-cell>
          <table:table-cell table:number-columns-repeated="2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>
            <text:p>Pregunta 5</text:p>
          </table:table-cell>
          <table:table-cell table:number-columns-repeated="9"/>
        </table:table-row>
        <table:table-row table:style-name="ro2" table:number-rows-repeated="6">
          <table:table-cell table:number-columns-repeated="10"/>
        </table:table-row>
        <table:table-row table:style-name="ro2">
          <table:table-cell table:number-columns-repeated="2"/>
          <table:table-cell>
            <draw:frame table:end-cell-address="Hoja1.N181" table:end-x="1.226cm" table:end-y="0.047cm" draw:z-index="0" draw:style-name="gr1" svg:width="24.006cm" svg:height="10.099cm" svg:x="2.06cm" svg:y="0.336cm">
              <draw:object draw:notify-on-update-of-ranges="Hoja1.B2:Hoja1.B2 Hoja1.B3:Hoja1.B68 Hoja1.C2:Hoja1.C2 Hoja1.C3:Hoja1.C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28">
          <table:table-cell table:number-columns-repeated="10"/>
        </table:table-row>
        <table:table-row table:style-name="ro2">
          <table:table-cell office:value-type="string">
            <text:p>Pregunta 6</text:p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table:style-name="ce3" table:formula="of:=COVAR([.B2:.B68];[.C2:.C68])" office:value-type="float" office:value="41738.3593606594">
            <text:p>41738,36</text:p>
          </table:table-cell>
          <table:table-cell office:value-type="string">
            <text:p>COOVARIANZA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3" table:formula="of:=CORREL([.B2:.B68];[.C2:.C68])" office:value-type="float" office:value="0.369430700177737">
            <text:p>0,37</text:p>
          </table:table-cell>
          <table:table-cell office:value-type="string">
            <text:p>COEFICIENTE DE CORRELACION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Existe una correlación positiva débil ya que este no llega al 0,7 que a partir de ahí seria fuerte.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/04/2011</text:date>, <text:time>19:5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</meta:initial-creator>
    <meta:creation-date>2011-03-24T13:05:40.31</meta:creation-date>
    <meta:generator>OpenOffice.org/3.2$Win32 OpenOffice.org_project/320m12$Build-9483</meta:generator>
    <dc:date>2011-04-01T19:55:13.55</dc:date>
    <dc:creator>Jorge  Garcia</dc:creator>
    <meta:editing-duration>PT06H21M35S</meta:editing-duration>
    <meta:editing-cycles>32</meta:editing-cycles>
    <meta:document-statistic meta:table-count="3" meta:cell-count="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07cm" svg:height="10.1cm" xlink:href=".." chart:class="chart:scatter" chart:style-name="ch1">
        <chart:title svg:x="9.106cm" svg:y="0.203cm" chart:style-name="ch2">
          <text:p>DIAGRAMA DE DISPERSION</text:p>
        </chart:title>
        <chart:legend chart:legend-position="end" svg:x="22.163cm" svg:y="4.742cm" chart:style-name="ch3"/>
        <chart:plot-area chart:style-name="ch4" table:cell-range-address="Hoja1.B2:Hoja1.C68" chart:data-source-has-labels="both" svg:x="1.288cm" svg:y="1.12cm" svg:width="20.924cm" svg:height="8.786cm">
          <chart:axis chart:dimension="x" chart:name="primary-x" chart:style-name="ch5">
            <chart:title svg:x="10.183cm" svg:y="9.511cm" chart:style-name="ch6">
              <text:p>NUMERO DE EMPRESAS</text:p>
            </chart:title>
            <chart:categories table:cell-range-address="Hoja1.B3:Hoja1.B68"/>
          </chart:axis>
          <chart:axis chart:dimension="y" chart:name="primary-y" chart:style-name="ch5">
            <chart:title svg:x="1.009cm" svg:y="6.167cm" chart:style-name="ch7">
              <text:p>SUPERFICIE</text:p>
            </chart:title>
            <chart:grid chart:style-name="ch8" chart:class="major"/>
          </chart:axis>
          <chart:series chart:style-name="ch9" chart:values-cell-range-address="Hoja1.C3:Hoja1.C68" chart:label-cell-address="Hoja1.C2:Hoja1.C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2:Hoja1.C2">13,44</text:p>
              </table:table-cell>
            </table:table-row>
          </table:table-header-rows>
          <table:table-rows>
            <table:table-row>
              <table:table-cell office:value-type="string">
                <text:p text:id="Hoja1.B3:Hoja1.B68">14</text:p>
              </table:table-cell>
              <table:table-cell office:value-type="float" office:value="23.14">
                <text:p text:id="Hoja1.C3:Hoja1.C68">2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